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599.5376" calcext:value-type="float">
            <text:p>26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0.462400000000343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401.316" calcext:value-type="float">
            <text:p>240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-1.3159999999998" calcext:value-type="float">
            <text:p>-1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9:.B16])" office:value-type="float" office:value="102.344" calcext:value-type="float">
            <text:p>102.3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9:.G16])" office:value-type="float" office:value="94.54" calcext:value-type="float">
            <text:p>94.5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6.449" calcext:value-type="float">
            <text:p>6.449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6.668" calcext:value-type="float">
            <text:p>6.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.157" calcext:value-type="float">
            <text:p>43.157</text:p>
          </table:table-cell>
          <table:table-cell table:number-columns-repeated="4"/>
          <table:table-cell office:value-type="float" office:value="39.836" calcext:value-type="float">
            <text:p>39.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893" calcext:value-type="float">
            <text:p>5.893</text:p>
          </table:table-cell>
          <table:table-cell table:number-columns-repeated="3"/>
          <table:table-cell office:value-type="string" calcext:value-type="string">
            <text:p>rotor</text:p>
          </table:table-cell>
          <table:table-cell office:value-type="float" office:value="6.049" calcext:value-type="float">
            <text:p>6.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943" calcext:value-type="float">
            <text:p>27.943</text:p>
          </table:table-cell>
          <table:table-cell table:number-columns-repeated="4"/>
          <table:table-cell office:value-type="float" office:value="27.562" calcext:value-type="float">
            <text:p>27.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888" calcext:value-type="float">
            <text:p>1.888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681" calcext:value-type="float">
            <text:p>1.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59" calcext:value-type="float">
            <text:p>6.359</text:p>
          </table:table-cell>
          <table:table-cell table:style-name="ce56"/>
          <table:table-cell table:number-columns-repeated="3"/>
          <table:table-cell office:value-type="float" office:value="4.575" calcext:value-type="float">
            <text:p>4.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ioner</text:p>
          </table:table-cell>
          <table:table-cell office:value-type="float" office:value="1.671" calcext:value-type="float">
            <text:p>1.671</text:p>
          </table:table-cell>
          <table:table-cell table:style-name="ce56"/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1.783" calcext:value-type="float">
            <text:p>1.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984" calcext:value-type="float">
            <text:p>8.984</text:p>
          </table:table-cell>
          <table:table-cell table:number-columns-repeated="4"/>
          <table:table-cell office:value-type="float" office:value="6.386" calcext:value-type="float">
            <text:p>6.386</text:p>
          </table:table-cell>
          <table:table-cell table:style-name="ce56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ce56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21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1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5]*25.4" office:value-type="float" office:value="2799.5372" calcext:value-type="float">
            <text:p>28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1]-[.B24]" office:value-type="float" office:value="0.462799999999788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5]*25.4" office:value-type="float" office:value="2799.1816" calcext:value-type="float">
            <text:p>2799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1]-[.G24]" office:value-type="float" office:value="0.818400000000111" calcext:value-type="float">
            <text:p>1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27:.B36])" office:value-type="float" office:value="110.218" calcext:value-type="float">
            <text:p>110.22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7:.G38])" office:value-type="float" office:value="110.204" calcext:value-type="float">
            <text:p>110.20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503" calcext:value-type="float">
            <text:p>2.503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2.851" calcext:value-type="float">
            <text:p>2.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04" calcext:value-type="float">
            <text:p>6.804</text:p>
          </table:table-cell>
          <table:table-cell table:number-columns-repeated="4"/>
          <table:table-cell office:value-type="float" office:value="3.352" calcext:value-type="float">
            <text:p>3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056" calcext:value-type="float">
            <text:p>1.056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1.657" calcext:value-type="float">
            <text:p>1.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459" calcext:value-type="float">
            <text:p>35.459</text:p>
          </table:table-cell>
          <table:table-cell table:number-columns-repeated="4"/>
          <table:table-cell office:value-type="float" office:value="34.87" calcext:value-type="float">
            <text:p>34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02" calcext:value-type="float">
            <text:p>6.102</text:p>
          </table:table-cell>
          <table:table-cell table:style-name="ce56"/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5.995" calcext:value-type="float">
            <text:p>5.995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32.811" calcext:value-type="float">
            <text:p>32.811</text:p>
          </table:table-cell>
          <table:table-cell table:style-name="ce56"/>
          <table:table-cell table:number-columns-repeated="3"/>
          <table:table-cell office:value-type="float" office:value="28.135" calcext:value-type="float">
            <text:p>28.135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372" calcext:value-type="float">
            <text:p>0.372</text:p>
          </table:table-cell>
          <table:table-cell table:style-name="ce56"/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0.581" calcext:value-type="float">
            <text:p>0.581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15.535" calcext:value-type="float">
            <text:p>15.535</text:p>
          </table:table-cell>
          <table:table-cell table:number-columns-repeated="4"/>
          <table:table-cell office:value-type="float" office:value="20.157" calcext:value-type="float">
            <text:p>20.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224" calcext:value-type="float">
            <text:p>6.224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5.802" calcext:value-type="float">
            <text:p>5.8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52" calcext:value-type="float">
            <text:p>3.352</text:p>
          </table:table-cell>
          <table:table-cell table:number-columns-repeated="4"/>
          <table:table-cell office:value-type="float" office:value="6.804" calcext:value-type="float">
            <text:p>6.804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style-name="ce48"/>
          <table:table-cell table:style-name="ce49"/>
          <table:table-cell table:number-columns-repeated="8"/>
        </table:table-row>
        <table:table-row table:style-name="ro1">
          <table:table-cell table:style-name="ce48"/>
          <table:table-cell table:style-name="ce51"/>
          <table:table-cell table:number-columns-repeated="8"/>
        </table:table-row>
        <table:table-row table:style-name="ro1">
          <table:table-cell/>
          <table:table-cell table:style-name="ce52"/>
          <table:table-cell table:number-columns-repeated="8"/>
        </table:table-row>
        <table:table-row table:style-name="ro1">
          <table:table-cell table:style-name="ce49" table:number-columns-repeated="2"/>
          <table:table-cell table:number-columns-repeated="8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5"/>
        </table:table-row>
        <table:table-row table:style-name="ro1">
          <table:table-cell/>
          <table:table-cell table:style-name="ce54"/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7"/>
        </table:table-row>
        <table:table-row table:style-name="ro1">
          <table:table-cell table:number-columns-repeated="2"/>
          <table:table-cell table:style-name="ce56"/>
          <table:table-cell table:number-columns-repeated="7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2:56:57.7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23T14:02:57.464000000</dc:date>
    <meta:editing-duration>P27DT10H14M22S</meta:editing-duration>
    <meta:editing-cycles>168</meta:editing-cycles>
    <meta:generator>LibreOffice/6.0.7.3$Windows_X86_64 LibreOffice_project/dc89aa7a9eabfd848af146d5086077aeed2ae4a5</meta:generator>
    <meta:document-statistic meta:table-count="4" meta:cell-count="4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